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00000007800000014A51CE16D5E4BB530.gif" manifest:media-type="image/gif"/>
  <manifest:file-entry manifest:full-path="Pictures/100002000000006000000025F22EF64EEFA2D8E4.gif" manifest:media-type="image/gif"/>
  <manifest:file-entry manifest:full-path="Pictures/100002000000007100000013200ECCB0B6B78B72.gif" manifest:media-type="image/gif"/>
  <manifest:file-entry manifest:full-path="Pictures/10000200000000620000001756C9093FB370780C.gif" manifest:media-type="image/gif"/>
  <manifest:file-entry manifest:full-path="Pictures/100002000000002F0000001475F4017587986E2F.gif" manifest:media-type="image/gif"/>
  <manifest:file-entry manifest:full-path="Pictures/100002000000002F0000000F071708F049F026E8.gif" manifest:media-type="image/gif"/>
  <manifest:file-entry manifest:full-path="Pictures/10000200000000480000001176211F969022D378.gif" manifest:media-type="image/gif"/>
  <manifest:file-entry manifest:full-path="Pictures/100002000000004C00000014754D7D72EDD3826E.gif" manifest:media-type="image/gif"/>
  <manifest:file-entry manifest:full-path="Pictures/100002000000005500000027AA2B3B900B8E61BE.gif" manifest:media-type="image/gif"/>
  <manifest:file-entry manifest:full-path="Pictures/100002000000004400000026575FCBAB6B60ED11.gif" manifest:media-type="image/gif"/>
  <manifest:file-entry manifest:full-path="Pictures/100002000000002F0000000FFD4EE323231890FB.gif" manifest:media-type="image/gif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text-properties officeooo:paragraph-rsid="0004bf64"/>
    </style:style>
    <style:style style:name="P2" style:family="paragraph" style:parent-style-name="Heading_20_3">
      <style:text-properties officeooo:paragraph-rsid="0004bf64"/>
    </style:style>
    <style:style style:name="P3" style:family="paragraph" style:parent-style-name="Heading_20_2">
      <style:text-properties officeooo:paragraph-rsid="0004bf64"/>
    </style:style>
    <style:style style:name="T1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2">Ensemble de définition</text:h>
      <text:p text:style-name="P1">L'<text:span text:style-name="Strong_20_Emphasis">ensemble de définition</text:span> d'une fonction est l'<text:a xlink:type="simple" xlink:href="https://www.cmath.fr/2nde/ensemblesnombres/cours.php" text:style-name="Internet_20_link" text:visited-style-name="Visited_20_Internet_20_Link">ensemble</text:a> des valeurs de x pour lesquelles on peut calculer f(x).</text:p>
      <text:h text:style-name="P2" text:outline-level="3">Exemples</text:h>
      <text:p text:style-name="P1">L'ensemble de définition de la fonction <draw:frame draw:style-name="fr1" draw:name="Image25" text:anchor-type="as-char" svg:width="1.475cm" svg:height="0.347cm" draw:z-index="1"><draw:image xlink:href="Pictures/10000200000000480000001176211F969022D378.gif" xlink:type="simple" xlink:show="embed" xlink:actuate="onLoad" loext:mime-type="image/gif"/><svg:title>fonction</svg:title></draw:frame><text:s/>est <draw:frame draw:style-name="fr1" draw:name="Image26" text:anchor-type="as-char" svg:width="0.963cm" svg:height="0.409cm" draw:z-index="2"><draw:image xlink:href="Pictures/100002000000002F0000001475F4017587986E2F.gif" xlink:type="simple" xlink:show="embed" xlink:actuate="onLoad" loext:mime-type="image/gif"/><svg:title>ensemble de définition</svg:title></draw:frame>.<text:line-break/>L'ensemble de définition de la fonction <draw:frame draw:style-name="fr1" draw:name="Image27" text:anchor-type="as-char" svg:width="1.558cm" svg:height="0.409cm" draw:z-index="3"><draw:image xlink:href="Pictures/100002000000004C00000014754D7D72EDD3826E.gif" xlink:type="simple" xlink:show="embed" xlink:actuate="onLoad" loext:mime-type="image/gif"/><svg:title>fonction</svg:title></draw:frame><text:s/>est <draw:frame draw:style-name="fr1" draw:name="Image28" text:anchor-type="as-char" svg:width="0.963cm" svg:height="0.307cm" draw:z-index="4"><draw:image xlink:href="Pictures/100002000000002F0000000F071708F049F026E8.gif" xlink:type="simple" xlink:show="embed" xlink:actuate="onLoad" loext:mime-type="image/gif"/><svg:title>ensemble de définition</svg:title></draw:frame>.<text:line-break/>L'ensemble de définition de la fonction <draw:frame draw:style-name="fr1" draw:name="Image29" text:anchor-type="as-char" svg:width="1.393cm" svg:height="0.778cm" draw:z-index="5"><draw:image xlink:href="Pictures/100002000000004400000026575FCBAB6B60ED11.gif" xlink:type="simple" xlink:show="embed" xlink:actuate="onLoad" loext:mime-type="image/gif"/><svg:title>fonction</svg:title></draw:frame><text:s/>est <draw:frame draw:style-name="fr1" draw:name="Image30" text:anchor-type="as-char" svg:width="0.963cm" svg:height="0.307cm" draw:z-index="6"><draw:image xlink:href="Pictures/100002000000002F0000000FFD4EE323231890FB.gif" xlink:type="simple" xlink:show="embed" xlink:actuate="onLoad" loext:mime-type="image/gif"/><svg:title>ensemble de définition</svg:title></draw:frame>. (<text:a xlink:type="simple" xlink:href="https://www.cmath.fr/2nde/fonctions/cours.php?pk=1#def" text:style-name="Internet_20_link" text:visited-style-name="Visited_20_Internet_20_Link">pourquoi</text:a>)</text:p>
      <text:h text:style-name="P2" text:outline-level="3">Comment déterminer l'ensemble de définition</text:h>
      <text:p text:style-name="P1">Pour déterminer l'ensemble de définition d'une fonction :<text:line-break/><text:line-break/><text:span text:style-name="Strong_20_Emphasis"><text:span text:style-name="T1">1. Si la fonction contient une racine carrée</text:span></text:span><text:line-break/>Si la fonction contient une <text:a xlink:type="simple" xlink:href="https://www.cmath.fr/3eme/racinescarrees/cours.php" text:style-name="Internet_20_link" text:visited-style-name="Visited_20_Internet_20_Link">racine carrée</text:a>, alors il faut que l'expression sous la racine soit positive pour qu'on puisse calculer les images.<text:line-break/>Pour <draw:frame draw:style-name="fr1" draw:name="Image31" text:anchor-type="as-char" svg:width="2.007cm" svg:height="0.471cm" draw:z-index="7"><draw:image xlink:href="Pictures/10000200000000620000001756C9093FB370780C.gif" xlink:type="simple" xlink:show="embed" xlink:actuate="onLoad" loext:mime-type="image/gif"/><svg:title>fonction</svg:title></draw:frame>, on commence par résoudre l'<text:a xlink:type="simple" xlink:href="https://www.cmath.fr/3eme/inequations/cours.php" text:style-name="Internet_20_link" text:visited-style-name="Visited_20_Internet_20_Link">inéquation</text:a> g(x)≥0.<text:line-break/>L'ensemble de définition est l'ensemble des solutions de cette inéquation.</text:p>
      <text:p text:style-name="P1"><text:span text:style-name="Strong_20_Emphasis"><text:span text:style-name="T1">2. Si la fonction contient un quotient</text:span></text:span><text:line-break/>Si la fonction contient un <text:a xlink:type="simple" xlink:href="https://www.cmath.fr/6eme/calcul/cours.php" text:style-name="Internet_20_link" text:visited-style-name="Visited_20_Internet_20_Link">quotient</text:a>, alors il faut que le <text:a xlink:type="simple" xlink:href="https://www.cmath.fr/CM2/fractions/cours.php" text:style-name="Internet_20_link" text:visited-style-name="Visited_20_Internet_20_Link">dénominateur</text:a> soit différent de zéro pour qu'on puisse calculer les images.<text:line-break/>Pour <draw:frame draw:style-name="fr1" draw:name="Image32" text:anchor-type="as-char" svg:width="1.741cm" svg:height="0.799cm" draw:z-index="8"><draw:image xlink:href="Pictures/100002000000005500000027AA2B3B900B8E61BE.gif" xlink:type="simple" xlink:show="embed" xlink:actuate="onLoad" loext:mime-type="image/gif"/><svg:title>fonction</svg:title></draw:frame>, on commence par résoudre l'<text:a xlink:type="simple" xlink:href="https://www.cmath.fr/3eme/equations/cours.php" text:style-name="Internet_20_link" text:visited-style-name="Visited_20_Internet_20_Link">équation</text:a> h(x)=0.<text:line-break/>L'ensemble de définition est l'ensemble des nombres réels moins les éventuelles solutions de cette équation.<text:line-break/><text:line-break/><text:span text:style-name="Strong_20_Emphasis"><text:span text:style-name="T1">3. Autres cas</text:span></text:span><text:line-break/>Pour toutes les autres fonctions vues en seconde, s'il n'y a pas de racine carrée ni de quotient, l'ensemble de définition est <draw:frame draw:style-name="fr1" draw:name="Image33" text:anchor-type="as-char" svg:width="0.963cm" svg:height="0.409cm" draw:z-index="9"><draw:image xlink:href="Pictures/100002000000002F0000001475F4017587986E2F.gif" xlink:type="simple" xlink:show="embed" xlink:actuate="onLoad" loext:mime-type="image/gif"/><svg:title>ensemble de définition</svg:title></draw:frame>.</text:p>
      <text:p text:style-name="P1"><text:span text:style-name="T1">Exemples</text:span><text:line-break/><text:span text:style-name="Strong_20_Emphasis">1.</text:span> Pour <draw:frame draw:style-name="fr1" draw:name="Image34" text:anchor-type="as-char" svg:width="2.314cm" svg:height="0.39cm" draw:z-index="10"><draw:image xlink:href="Pictures/100002000000007100000013200ECCB0B6B78B72.gif" xlink:type="simple" xlink:show="embed" xlink:actuate="onLoad" loext:mime-type="image/gif"/><svg:title>fonction</svg:title></draw:frame>, on résout l'<text:a xlink:type="simple" xlink:href="https://www.cmath.fr/3eme/inequations/cours.php" text:style-name="Internet_20_link" text:visited-style-name="Visited_20_Internet_20_Link">inéquation</text:a> 14-7x≥0. <text:line-break/>On trouve x≤2 donc D=]-∞;2].<text:line-break/><text:line-break/><text:span text:style-name="Strong_20_Emphasis">2.</text:span> Pour <draw:frame draw:style-name="fr1" draw:name="Image35" text:anchor-type="as-char" svg:width="1.967cm" svg:height="0.758cm" draw:z-index="11"><draw:image xlink:href="Pictures/100002000000006000000025F22EF64EEFA2D8E4.gif" xlink:type="simple" xlink:show="embed" xlink:actuate="onLoad" loext:mime-type="image/gif"/><svg:title>fonction</svg:title></draw:frame>, on résout l'<text:a xlink:type="simple" xlink:href="https://www.cmath.fr/3eme/equations/cours.php" text:style-name="Internet_20_link" text:visited-style-name="Visited_20_Internet_20_Link">équation</text:a> 2x-8=0. <text:line-break/>On trouve x=4, donc D=]-∞,4[U]4;+∞[.</text:p>
      <text:p text:style-name="P1"/>
      <text:p text:style-name="P1">Quel est l'ensemble de définition de la fonction <draw:frame draw:style-name="fr1" draw:name="Image36" text:anchor-type="as-char" svg:width="2.459cm" svg:height="0.409cm" draw:z-index="0"><draw:image xlink:href="Pictures/100002000000007800000014A51CE16D5E4BB530.gif" xlink:type="simple" xlink:show="embed" xlink:actuate="onLoad" loext:mime-type="image/gif"/><svg:title>fonction</svg:title></draw:frame><text:s/>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7T17:52:36.584112271</meta:creation-date>
    <dc:date>2019-08-27T18:04:19.243058371</dc:date>
    <meta:editing-duration>PT11M43S</meta:editing-duration>
    <meta:editing-cycles>1</meta:editing-cycles>
    <meta:document-statistic meta:table-count="0" meta:image-count="12" meta:object-count="0" meta:page-count="1" meta:paragraph-count="9" meta:word-count="220" meta:character-count="1391" meta:non-whitespace-character-count="1171"/>
    <meta:generator>LibreOffice/6.0.7.3$Linux_X86_64 LibreOffice_project/00m0$Build-3</meta:generator>
  </office:meta>
</office:document-meta>
</file>